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b6bd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cell-content()=&quot;Non Soddisfatto&quot;" style:apply-style-name="Error" style:base-cell-address="Foglio1.B4"/>
      <style:map style:condition="cell-content()=&quot;Soddisfatto&quot;" style:apply-style-name="Good" style:base-cell-address="Foglio1.B4"/>
      <style:map style:condition="cell-content()=0" style:apply-style-name="Accent" style:base-cell-address="Foglio1.B4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style:font-style-asian="normal" style:font-style-complex="normal"/>
      <style:map style:condition="cell-content()=&quot;Non Soddisfatto&quot;" style:apply-style-name="Error" style:base-cell-address="Foglio1.B4"/>
      <style:map style:condition="cell-content()=&quot;Soddisfatto&quot;" style:apply-style-name="Good" style:base-cell-address="Foglio1.B4"/>
      <style:map style:condition="cell-content()=0" style:apply-style-name="Accent" style:base-cell-address="Foglio1.B4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tyle="italic" style:font-style-asian="italic" style:font-style-complex="italic"/>
      <style:map style:condition="cell-content()=&quot;Non Soddisfatto&quot;" style:apply-style-name="Error" style:base-cell-address="Foglio1.B4"/>
      <style:map style:condition="cell-content()=&quot;Soddisfatto&quot;" style:apply-style-name="Good" style:base-cell-address="Foglio1.B4"/>
      <style:map style:condition="cell-content()=0" style:apply-style-name="Accent" style:base-cell-address="Foglio1.B4"/>
    </style:style>
    <style:style style:name="ce1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cell-content()=&quot;Non Soddisfatto&quot;" style:apply-style-name="Error" style:base-cell-address="Foglio1.B4"/>
      <style:map style:condition="cell-content()=&quot;Soddisfatto&quot;" style:apply-style-name="Good" style:base-cell-address="Foglio1.B4"/>
      <style:map style:condition="cell-content()=0" style:apply-style-name="Accent" style:base-cell-address="Foglio1.B4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cell-content()=&quot;Non Soddisfatto&quot;" style:apply-style-name="Error" style:base-cell-address="Foglio1.B4"/>
      <style:map style:condition="cell-content()=&quot;Soddisfatto&quot;" style:apply-style-name="Good" style:base-cell-address="Foglio1.B4"/>
      <style:map style:condition="cell-content()=0" style:apply-style-name="Accent" style:base-cell-address="Foglio1.B4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  <style:map style:condition="cell-content()=&quot;Non Soddisfatto&quot;" style:apply-style-name="Error" style:base-cell-address="Foglio1.B4"/>
      <style:map style:condition="cell-content()=&quot;Soddisfatto&quot;" style:apply-style-name="Good" style:base-cell-address="Foglio1.B4"/>
      <style:map style:condition="cell-content()=0" style:apply-style-name="Accent" style:base-cell-address="Foglio1.B4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28" style:family="table-cell" style:parent-style-name="Default" style:data-style-name="N99"/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1" style:family="table-cell" style:parent-style-name="Default">
      <style:table-cell-properties fo:background-color="#00b6bd"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fo:background-color="#fff200" fo:border="0.06pt solid #000000"/>
    </style:style>
    <style:style style:name="ce37" style:family="table-cell" style:parent-style-name="Default">
      <style:table-cell-properties fo:background-color="#00b6bd" fo:border="0.06pt solid #000000"/>
    </style:style>
    <style:style style:name="ce3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 fo:border="none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ce13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IDENTIFICATIVO</text:p>
          </table:table-cell>
          <table:table-cell table:style-name="ce5" office:value-type="string" calcext:value-type="string">
            <text:p>STATO</text:p>
          </table:table-cell>
          <table:table-cell table:number-columns-repeated="2"/>
          <table:table-cell table:style-name="ce34" table:number-columns-spanned="2" table:number-rows-spanned="1"/>
          <table:covered-table-cell/>
        </table:table-row>
        <table:table-row table:style-name="ro1">
          <table:table-cell table:style-name="ce1"/>
          <table:table-cell table:style-name="ce5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Caricamento Rete Bayesiana</text:p>
          </table:table-cell>
          <table:covered-table-cell table:style-name="ce6"/>
          <table:table-cell table:number-columns-repeated="4"/>
        </table:table-row>
        <table:table-row table:style-name="ro1">
          <table:table-cell table:style-name="ce16" office:value-type="string" calcext:value-type="string">
            <text:p>ROF1</text:p>
          </table:table-cell>
          <table:table-cell table:style-name="ce7" office:value-type="string" calcext:value-type="string">
            <text:p>Non Soddisfatto</text:p>
          </table:table-cell>
          <table:table-cell table:style-name="ce28"/>
          <table:table-cell table:style-name="ce29" office:value-type="string" calcext:value-type="string" table:number-columns-spanned="2" table:number-rows-spanned="1">
            <text:p>Legenda</text:p>
          </table:table-cell>
          <table:covered-table-cell table:style-name="ce35"/>
          <table:table-cell/>
        </table:table-row>
        <table:table-row table:style-name="ro1">
          <table:table-cell table:style-name="ce16" office:value-type="string" calcext:value-type="string">
            <text:p>ROF1.1</text:p>
          </table:table-cell>
          <table:table-cell table:style-name="ce7" office:value-type="string" calcext:value-type="string">
            <text:p>Soddisfatto</text:p>
          </table:table-cell>
          <table:table-cell/>
          <table:table-cell table:style-name="ce30" office:value-type="string" calcext:value-type="string">
            <text:p>RP</text:p>
          </table:table-cell>
          <table:table-cell table:style-name="ce36"/>
          <table:table-cell/>
        </table:table-row>
        <table:table-row table:style-name="ro1">
          <table:table-cell table:style-name="ce16" office:value-type="string" calcext:value-type="string">
            <text:p>ROF1.2</text:p>
          </table:table-cell>
          <table:table-cell table:style-name="ce8" office:value-type="string" calcext:value-type="string">
            <text:p>Soddisfatto</text:p>
          </table:table-cell>
          <table:table-cell/>
          <table:table-cell table:style-name="ce31" office:value-type="string" calcext:value-type="string">
            <text:p>RQ</text:p>
          </table:table-cell>
          <table:table-cell table:style-name="ce37"/>
          <table:table-cell/>
        </table:table-row>
        <table:table-row table:style-name="ro1">
          <table:table-cell table:style-name="ce17" office:value-type="string" calcext:value-type="string">
            <text:p>ROF1.3</text:p>
          </table:table-cell>
          <table:table-cell table:style-name="ce7" office:value-type="string" calcext:value-type="string">
            <text:p>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1.4</text:p>
          </table:table-cell>
          <table:table-cell table:style-name="ce9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FF1.4.1</text:p>
          </table:table-cell>
          <table:table-cell table:style-name="ce10" office:value-type="string" calcext:value-type="string">
            <text:p>Soddisfatto</text:p>
          </table:table-cell>
          <table:table-cell/>
          <table:table-cell table:style-name="ce32"/>
          <table:table-cell table:style-name="ce38"/>
          <table:table-cell/>
        </table:table-row>
        <table:table-row table:style-name="ro1">
          <table:table-cell table:style-name="ce18" office:value-type="string" calcext:value-type="string">
            <text:p>RFF1.4.2</text:p>
          </table:table-cell>
          <table:table-cell table:style-name="ce7" office:value-type="string" calcext:value-type="string">
            <text:p>Non Soddisfatto</text:p>
          </table:table-cell>
          <table:table-cell/>
          <table:table-cell table:style-name="ce33"/>
          <table:table-cell table:style-name="ce39"/>
          <table:table-cell/>
        </table:table-row>
        <table:table-row table:style-name="ro1">
          <table:table-cell table:style-name="ce16" office:value-type="string" calcext:value-type="string">
            <text:p>ROF1.5</text:p>
          </table:table-cell>
          <table:table-cell table:style-name="ce7" office:value-type="string" calcext:value-type="string">
            <text:p>Non Soddisfatto</text:p>
          </table:table-cell>
          <table:table-cell/>
          <table:table-cell table:style-name="ce33"/>
          <table:table-cell table:style-name="ce39"/>
          <table:table-cell/>
        </table:table-row>
        <table:table-row table:style-name="ro1">
          <table:table-cell table:style-name="ce18" office:value-type="string" calcext:value-type="string">
            <text:p>RDF1.6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Collegamento Nodi</text:p>
          </table:table-cell>
          <table:covered-table-cell table:style-name="ce11"/>
          <table:table-cell table:number-columns-repeated="4"/>
        </table:table-row>
        <table:table-row table:style-name="ro1">
          <table:table-cell table:style-name="ce16" office:value-type="string" calcext:value-type="string">
            <text:p>ROF2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2.1</text:p>
          </table:table-cell>
          <table:table-cell table:style-name="ce7" office:value-type="string" calcext:value-type="string">
            <text:p>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2.1.1</text:p>
          </table:table-cell>
          <table:table-cell table:style-name="ce7" office:value-type="string" calcext:value-type="string">
            <text:p>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2.1.2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2.5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2.5.1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2.5.2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2.5.3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2.5.4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2.5.5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2.5.6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2.5.7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2.5.8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2.5.9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2.6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2.7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OF2.8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OF2.8.1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OF2.8.2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OF2.8.3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Definizione Politica Temporale</text:p>
          </table:table-cell>
          <table:covered-table-cell table:style-name="ce11"/>
          <table:table-cell table:number-columns-repeated="4"/>
        </table:table-row>
        <table:table-row table:style-name="ro1">
          <table:table-cell table:style-name="ce16" office:value-type="string" calcext:value-type="string">
            <text:p>ROF3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3.3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3.3.1</text:p>
          </table:table-cell>
          <table:table-cell table:style-name="ce7" office:value-type="string" calcext:value-type="string">
            <text:p>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3.3.2</text:p>
          </table:table-cell>
          <table:table-cell table:style-name="ce7" office:value-type="string" calcext:value-type="string">
            <text:p>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3.3.3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3.4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3.5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Monitoraggio dei Dati</text:p>
          </table:table-cell>
          <table:covered-table-cell table:style-name="ce11"/>
          <table:table-cell table:number-columns-repeated="4"/>
        </table:table-row>
        <table:table-row table:style-name="ro1">
          <table:table-cell table:style-name="ce18" office:value-type="string" calcext:value-type="string">
            <text:p>ROF4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4.1</text:p>
          </table:table-cell>
          <table:table-cell table:style-name="ce7" office:value-type="string" calcext:value-type="string">
            <text:p>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4.1.1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4.1.2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4.1.3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4.2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OF4.3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DF4.3.1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Alert</text:p>
          </table:table-cell>
          <table:covered-table-cell table:style-name="ce12"/>
          <table:table-cell table:number-columns-repeated="4"/>
        </table:table-row>
        <table:table-row table:style-name="ro1">
          <table:table-cell table:style-name="ce18" office:value-type="string" calcext:value-type="string">
            <text:p>RFF5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FF5.1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FF5.1.1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FF5.1.2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FF6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FF6.1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FF6.2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FF6.2.1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5"/>
        </table:table-row>
        <table:table-row table:style-name="ro1" table:number-rows-repeated="1048515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Foglio1.B4:Foglio1.B59">
            <calcext:condition calcext:apply-style-name="Error" calcext:value="=&quot;Non Soddisfatto&quot;" calcext:base-cell-address="Foglio1.B4"/>
            <calcext:condition calcext:apply-style-name="Good" calcext:value="=&quot;Soddisfatto&quot;" calcext:base-cell-address="Foglio1.B4"/>
            <calcext:condition calcext:apply-style-name="Accent" calcext:value="=0" calcext:base-cell-address="Foglio1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/00/0000</text:date>, <text:time style:data-style-name="N2" text:time-value="22:49:22.26832873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0:30:29.883042339</meta:creation-date>
    <dc:date>2019-02-16T00:27:41.862891741</dc:date>
    <meta:editing-duration>PT56M10S</meta:editing-duration>
    <meta:editing-cycles>14</meta:editing-cycles>
    <meta:generator>LibreOffice/6.0.7.3.0$Linux_X86_64 LibreOffice_project/00m0$Build-3</meta:generator>
    <meta:document-statistic meta:table-count="1" meta:cell-count="114" meta:object-count="0"/>
  </office:meta>
</office:document-meta>
</file>